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color="#ff0000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color="#ff0000"/>
    </style:style>
    <text:list-style style:name="L1">
      <text:list-level-style-number text:level="1" text:style-name="Numbering_20_Symbols" style:num-prefix="（" style:num-suffix="）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JIT ( Just In Time Compilation ) </text:p>
      <text:p text:style-name="Standard"><text:tab/>= tranlate bytecode to machine code in runtime ( during execute a program)</text:p>
      <text:p text:style-name="Standard"/>
      <text:p text:style-name="Standard">2. #+A <text:tab/>表示一个常量数字。</text:p>
      <text:p text:style-name="Standard"/>
      <text:p text:style-name="Standard">3. 章节 3.4 使用 dalvikvm 运行 java 程序， 流程 。</text:p>
      <text:p text:style-name="Standard"/>
      <text:p text:style-name="Standard">第一种方法 ，编译成 zip 包 ，内涵 classes.dex ， 跟丰生强先生的书中的一致 。</text:p>
      <text:list xml:id="list20532034461" text:style-name="L1">
        <text:list-item>
          <text:p text:style-name="P1">vi Hello.java</text:p>
        </text:list-item>
        <text:list-item>
          <text:p text:style-name="P1">javac Hello.java</text:p>
        </text:list-item>
        <text:list-item>
          <text:p text:style-name="P1">dx --dex –output=classes.dex Hello.class</text:p>
        </text:list-item>
        <text:list-item>
          <text:p text:style-name="P1">zip hello.zip classes.dex</text:p>
        </text:list-item>
        <text:list-item>
          <text:p text:style-name="P1">adb push hello.zip /sdcard/</text:p>
        </text:list-item>
        <text:list-item>
          <text:p text:style-name="P1">adb shell dalvikvm -cp /sdcard/hello.zip Hello</text:p>
          <text:p text:style-name="P1">output is </text:p>
          <text:p text:style-name="P1">Hello world, Jasper Li </text:p>
        </text:list-item>
      </text:list>
      <text:p text:style-name="Standard"/>
      <text:p text:style-name="Standard">第二种方法 ，编译成 .jar 文件 , <text:s/>源自 Androd 原生代码里 dalvik/docs/hello-world.html 文档 。</text:p>
      <text:p text:style-name="Standard"/>
      <text:list xml:id="list1446857415" text:style-name="L2">
        <text:list-item>
          <text:p text:style-name="P2"><text:s/>vi Hello.java</text:p>
        </text:list-item>
        <text:list-item>
          <text:p text:style-name="P2"><text:s/>javac Hello.java</text:p>
        </text:list-item>
        <text:list-item>
          <text:p text:style-name="P2">dx –dex –output=hello.jar Hello.class</text:p>
        </text:list-item>
        <text:list-item>
          <text:p text:style-name="P2">adb push hello.jar /sdcard/</text:p>
        </text:list-item>
        <text:list-item>
          <text:p text:style-name="P2">adb shell dalvikvm -cp /sdcard/hello.jar Hello</text:p>
        </text:list-item>
      </text:list>
      <text:p text:style-name="Standard"/>
      <text:p text:style-name="P3">遇到了在 user 版本里不能工作的问题 ：</text:p>
      <text:p text:style-name="Standard">验证自己编译的软件运行在 android 2.3.5 （ ENG 版本) 可以正常工作 。</text:p>
      <text:p text:style-name="Standard">但是在 android 4.4 (user 版本 ）不能工作 。ROM 是 CM11 。</text:p>
      <text:p text:style-name="Standard">使用作者提供的 zip 包也是同样的情况 。</text:p>
      <text:p text:style-name="Standard"/>
      <text:p text:style-name="Standard">使用 Android 4.3 （ENG）, android 4.4 （ENG） 的模拟器 ，作者提供的代码可以正常工作 。</text:p>
      <text:p text:style-name="Standard">但是使用 <text:s/>Android 4.4 （user 版本） on nexus 4 不能工作 。</text:p>
      <text:p text:style-name="Standard"/>
      <text:p text:style-name="P3">解决方法如下 ，原理是 dalvik-cache 会在 /data/dalvik-cache 里创建文件 ，需要有权限 。</text:p>
      <text:p text:style-name="P5">The author of the article, Andy McFadden, give me a tip:</text:p>
      <text:p text:style-name="P5">"It's trying to create a .odex file in /data/dalvik-cache. You'll need to be running as root, or have an unprotected /data/dalvik-cache."</text:p>
      <text:p text:style-name="Standard"/>
      <text:p text:style-name="P4">"It's trying to create a .odex file in /data/dalvik-cache. You'll need to be running as root, or have an unprotected /data/dalvik-cache."</text:p>
      <text:p text:style-name="P4"><text:span text:style-name="T1">验证</text:span>在 galaxy nexus android 4.4 使用 adb root 前提下 ，可以正常运行 Hello World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1T15:08:56</meta:creation-date>
    <dc:date>2014-02-12T21:52:44</dc:date>
    <dc:creator>Jasper Li</dc:creator>
    <meta:editing-duration>PT29M48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30" meta:word-count="302" meta:character-count="1355" meta:non-whitespace-character-count="1162"/>
  </office:meta>
</office:document-meta>
</file>